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fo:background-color="transparent" style:font-size-asian="14pt" style:font-size-complex="14pt"/>
    </style:style>
    <style:style style:name="P2" style:family="paragraph" style:parent-style-name="Heading_20_3">
      <style:text-properties fo:color="#000000" fo:font-size="20pt" fo:background-color="transparent" style:font-size-asian="20pt" style:font-size-complex="20pt"/>
    </style:style>
    <style:style style:name="T1" style:family="text">
      <style:text-properties fo:background-color="#579835" loext:char-shading-value="0"/>
    </style:style>
    <style:style style:name="T2" style:family="text">
      <style:text-properties fo:background-color="#579835" loext:char-shading-value="0"/>
    </style:style>
    <style:style style:name="T3" style:family="text">
      <style:text-properties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<text:bookmark text:name="54"/>54. Portál Hráčů Dračího Doupěte</text:h>
      <text:p text:style-name="P1"/>
      <text:p text:style-name="P1">Fanoušci dračího doupěte si založili portál pro sdružení hráčské komunity. Systém umožňuje plánovat a evidovat jednotlivé sezení, základní informace o hráčích, jejich postavách a dobrodružtsvích. Hráče charakterizují základní běžné informace o jeho osobě, postavy, které vlastní, či sezení a dobrodružství, kterých se v minulosti účastnil. Hráči mohou vlastnit několik postav, ze které vystupuje v konkrétních dobrodružstvích, přičemž v každém dobrodružsví může vystupovat jako několik postav zároveň. Postavy mají určitou úroveň, různé rasy (ork, elf, půlelf, poloork, půlčík,.), povolání (válečník, mág, alchemista,.) a vybavení, které buď zakoupila ve městě v obchodech nebo obržela během konkrétního dobrodružství o různé kvantitě a různých typů (zbraň, provize, šípy, apod.). Evidujte rovněž smrti jednotlivých postav, i lokaci, kde postava skonala (uvažujeme, že nelze postavy nijak oživit). Dobrodružství se konají v různých lokalitách, mají různé obtížnosti, soubory map a nepřátel, jednoho i více autorů a slouží jako předlohy pro konkrétní instance hry, které jsou personalizovány herními postavami, vedeny různými PJemi a mít různá jména. Některé dobrodružství mohou být součástí tažení, které se odehrávají na celých kontinentech a sestávat z desítek menších dobrodružství. Každé tažení a dobrodružství má určitý cíl, jako například dobytí bašty, zabití monstra, nebo jen prozkoumání oblasti. Řada, z těchto dobrodružství je však příliš rozsáhlá, a tak jsou členěna do několika sezení, které se konají buď v dedikovaných hernách nebo u hráčů doma. Systém pochopitelně poskytuje informaci o počtu zúčastněných hráčů. Jeden z hráčů je pak Pánem Jeskyně a vede dobrodružství, přičemž systém umožňuje PJovi zaslat pozvánky ostatním hráčům. Hráči si navíc mohou vytisknout statistiku o svých úspěších, počet zabití, počet obdrženého zlata apo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6:43:22.365850323</meta:creation-date>
    <dc:date>2020-03-03T21:57:30.967828191</dc:date>
    <meta:editing-duration>PT7M28S</meta:editing-duration>
    <meta:editing-cycles>1</meta:editing-cycles>
    <meta:document-statistic meta:table-count="0" meta:image-count="0" meta:object-count="0" meta:page-count="1" meta:paragraph-count="2" meta:word-count="265" meta:character-count="1884" meta:non-whitespace-character-count="1620"/>
    <meta:generator>LibreOffice/6.0.7.3$Linux_X86_64 LibreOffice_project/00m0$Build-3</meta:generator>
  </office:meta>
</office:document-meta>
</file>